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14e" officeooo:paragraph-rsid="001c914e"/>
    </style:style>
    <style:style style:name="P2" style:family="paragraph" style:parent-style-name="Standard">
      <style:text-properties officeooo:rsid="001f8d3c" officeooo:paragraph-rsid="001f8d3c"/>
    </style:style>
    <style:style style:name="P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Liberation Serif" fo:font-size="12pt" fo:letter-spacing="normal" officeooo:paragraph-rsid="001c914e" style:font-size-asian="12pt" style:font-size-complex="12pt"/>
    </style:style>
    <style:style style:name="P4" style:family="paragraph" style:parent-style-name="Padrão">
      <style:paragraph-properties fo:margin-left="2.501cm" fo:margin-right="0cm" fo:margin-top="0cm" fo:margin-bottom="0cm" loext:contextual-spacing="false" style:line-height-at-least="0.353cm" fo:text-align="justify" style:justify-single-word="false" fo:text-indent="0cm" style:auto-text-indent="false"/>
      <style:text-properties style:font-name="Liberation Serif" fo:font-size="12pt" fo:letter-spacing="normal" style:font-size-asian="12pt" style:font-size-complex="12pt"/>
    </style:style>
    <style:style style:name="P5" style:family="paragraph" style:parent-style-name="Padrão">
      <style:paragraph-properties fo:margin-left="0cm" fo:margin-right="0cm" fo:margin-top="0cm" fo:margin-bottom="0cm" loext:contextual-spacing="false" style:line-height-at-least="0.353cm" fo:text-align="justify" style:justify-single-word="false" fo:text-indent="0cm" style:auto-text-indent="false"/>
      <style:text-properties style:font-name="Liberation Serif" fo:font-size="12pt" fo:letter-spacing="normal" officeooo:rsid="001f17ee" officeooo:paragraph-rsid="001f17ee" style:font-size-asian="12pt" style:font-size-complex="12pt"/>
    </style:style>
    <style:style style:name="P6" style:family="paragraph" style:parent-style-name="Standard">
      <style:text-properties officeooo:rsid="001f8d3c" officeooo:paragraph-rsid="001f8d3c"/>
    </style:style>
    <style:style style:name="P7" style:family="paragraph" style:parent-style-name="Standard">
      <style:text-properties officeooo:rsid="00221a0f" officeooo:paragraph-rsid="00221a0f"/>
    </style:style>
    <style:style style:name="T1" style:family="text">
      <style:text-properties officeooo:rsid="001f17ee"/>
    </style:style>
    <style:style style:name="T2" style:family="text">
      <style:text-properties officeooo:rsid="002015ad"/>
    </style:style>
    <style:style style:name="T3" style:family="text">
      <style:text-properties officeooo:rsid="00221a0f"/>
    </style:style>
    <style:style style:name="T4" style:family="text">
      <style:text-properties officeooo:rsid="0023dc7d"/>
    </style:style>
    <style:style style:name="T5" style:family="text">
      <style:text-properties officeooo:rsid="00246f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<text:span text:style-name="T1">2</text:span>- Sugiro o seguinte problema como motivação:</text:p>
      <text:p text:style-name="P3">Suponha que você gerência a parte de redes do IC e que não exista uma rede de friba ótica entre os computadores do lab 3.</text:p>
      <text:p text:style-name="P4">Entre cada par de computadores há uma quantidade de <text:s/>cabos de fibra ótica que os ligando e que cada cabo tem um custo de manutenção.</text:p>
      <text:p text:style-name="P4">Mas você deve usar a menor quantidade de fibra ótica possível de forma que o custo de manutenção de toda a rede seja o menor possível e que todos os computadores estejam conectados na rede. <text:span text:style-name="T1">Fazer meio que uma pergunta: Vocês sabem como resolver este problema? E mostrar o slide 3 como solução.</text:span></text:p>
      <text:p text:style-name="P5">Slide 4 – Algumas definições sobre grafos antes de apresentar o algoritmo em si, é <text:span text:style-name="T3">um algoritmo guloso pois ao fazer suas escolhas não mede as consequências globais de tais escolhas</text:span>.</text:p>
      <text:p text:style-name="P5">Slide 5 – Alguns exemplos sobre as definições do <text:span text:style-name="T5">s</text:span>lide 5. <text:span text:style-name="T5">C</text:span>onstruir uma árvore geradora do <text:tab/> <text:s/>grafo conexo.</text:p>
      <text:p text:style-name="P2">Slide 6 – <text:s/>Apresentação do algoritmo, seus criadores e sua classe. O algoritmo devolve uma ótima soluão para o problema, não necessariamente a única.</text:p>
      <text:p text:style-name="P2">Slide 8- <text:span text:style-name="T2">construir a árvore geradora mínima com o algoritmo apresentado no slide 7.</text:span></text:p>
      <text:p text:style-name="P7">slide 9~10 – Explicar a implentação em C do algoritmo.</text:p>
      <text:p text:style-name="P7">Slide 11- Resolver o problema do slide 2 passo a passo com a implementação em C<text:span text:style-name="T4">(Implementação não decidida)</text:span>.</text:p>
      <text:p text:style-name="P7">Slide 12- Falta calcular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7e_LT_7e_Gliederung_20_1" style:display-name="Title, Conten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22:56.093785780</meta:creation-date>
    <meta:editing-duration>PT33M4S</meta:editing-duration>
    <meta:editing-cycles>8</meta:editing-cycles>
    <meta:generator>LibreOffice/5.1.6.2$Linux_X86_64 LibreOffice_project/10m0$Build-2</meta:generator>
    <dc:date>2018-04-29T12:06:02.938971303</dc:date>
    <meta:document-statistic meta:table-count="0" meta:image-count="0" meta:object-count="0" meta:page-count="1" meta:paragraph-count="11" meta:word-count="226" meta:character-count="1305" meta:non-whitespace-character-count="1081"/>
  </office:meta>
</office:document-meta>
</file>